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59.09mm"/>
    </style:style>
    <style:style style:name="co5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0.8mm" svg:height="169.2mm" svg:x="1.1mm" svg:y="41.7mm">
            <loext:p draw:notify-on-update-of-ranges="Sheet1.A1:Sheet1.A1 Sheet1.B1:Sheet1.F1 Sheet1.A2:Sheet1.A2 Sheet1.B2:Sheet1.F2 Sheet1.A3:Sheet1.A3 Sheet1.B3:Sheet1.F3 Sheet1.A4:Sheet1.A4 Sheet1.B4:Sheet1.F4 Sheet1.A5:Sheet1.A5 Sheet1.B5:Sheet1.F5 Sheet1.A6:Sheet1.A6 Sheet1.B6:Sheet1.F6 Sheet1.A7:Sheet1.A7 Sheet1.B7:Sheet1.F7 Sheet1.A8:Sheet1.A8 Sheet1.B8:Sheet1.F8 Sheet1.A9:Sheet1.A9 Sheet1.B9:Sheet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erial j-k loops reversed</text:p>
          </table:table-cell>
          <table:table-cell office:value-type="string" calcext:value-type="string">
            <text:p>Cilk Plus cilk_for</text:p>
          </table:table-cell>
          <table:table-cell office:value-type="string" calcext:value-type="string">
            <text:p>Cilk Plus cilk_for array notation reducer</text:p>
          </table:table-cell>
          <table:table-cell office:value-type="string" calcext:value-type="string">
            <text:p>Cilk Plus cilk_for array notation reducer and vectorization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7" calcext:value-type="float">
            <text:p>837</text:p>
          </table:table-cell>
          <table:table-cell office:value-type="float" office:value="744" calcext:value-type="float">
            <text:p>744</text:p>
          </table:table-cell>
          <table:table-cell office:value-type="float" office:value="685" calcext:value-type="float">
            <text:p>685</text:p>
          </table:table-cell>
          <table:table-cell office:value-type="float" office:value="769" calcext:value-type="float">
            <text:p>769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25" calcext:value-type="float">
            <text:p>8025</text:p>
          </table:table-cell>
          <table:table-cell office:value-type="float" office:value="6883" calcext:value-type="float">
            <text:p>6883</text:p>
          </table:table-cell>
          <table:table-cell office:value-type="float" office:value="5729" calcext:value-type="float">
            <text:p>5729</text:p>
          </table:table-cell>
          <table:table-cell office:value-type="float" office:value="5849" calcext:value-type="float">
            <text:p>5849</text:p>
          </table:table-cell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423" calcext:value-type="float">
            <text:p>30423</text:p>
          </table:table-cell>
          <table:table-cell office:value-type="float" office:value="23239" calcext:value-type="float">
            <text:p>23239</text:p>
          </table:table-cell>
          <table:table-cell office:value-type="float" office:value="19739" calcext:value-type="float">
            <text:p>19739</text:p>
          </table:table-cell>
          <table:table-cell office:value-type="float" office:value="19515" calcext:value-type="float">
            <text:p>19515</text:p>
          </table:table-cell>
          <table:table-cell office:value-type="float" office:value="19550" calcext:value-type="float">
            <text:p>195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2371" calcext:value-type="float">
            <text:p>62371</text:p>
          </table:table-cell>
          <table:table-cell office:value-type="float" office:value="54858" calcext:value-type="float">
            <text:p>54858</text:p>
          </table:table-cell>
          <table:table-cell office:value-type="float" office:value="46285" calcext:value-type="float">
            <text:p>46285</text:p>
          </table:table-cell>
          <table:table-cell office:value-type="float" office:value="46101" calcext:value-type="float">
            <text:p>46101</text:p>
          </table:table-cell>
          <table:table-cell office:value-type="float" office:value="46048" calcext:value-type="float">
            <text:p>4604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6772" calcext:value-type="float">
            <text:p>146772</text:p>
          </table:table-cell>
          <table:table-cell office:value-type="float" office:value="107839" calcext:value-type="float">
            <text:p>107839</text:p>
          </table:table-cell>
          <table:table-cell office:value-type="float" office:value="90747" calcext:value-type="float">
            <text:p>90747</text:p>
          </table:table-cell>
          <table:table-cell office:value-type="float" office:value="89828" calcext:value-type="float">
            <text:p>89828</text:p>
          </table:table-cell>
          <table:table-cell office:value-type="float" office:value="89627" calcext:value-type="float">
            <text:p>8962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8580" calcext:value-type="float">
            <text:p>238580</text:p>
          </table:table-cell>
          <table:table-cell office:value-type="float" office:value="185146" calcext:value-type="float">
            <text:p>185146</text:p>
          </table:table-cell>
          <table:table-cell office:value-type="float" office:value="156906" calcext:value-type="float">
            <text:p>156906</text:p>
          </table:table-cell>
          <table:table-cell office:value-type="float" office:value="155315" calcext:value-type="float">
            <text:p>155315</text:p>
          </table:table-cell>
          <table:table-cell office:value-type="float" office:value="156203" calcext:value-type="float">
            <text:p>15620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29851" calcext:value-type="float">
            <text:p>429851</text:p>
          </table:table-cell>
          <table:table-cell office:value-type="float" office:value="324462" calcext:value-type="float">
            <text:p>324462</text:p>
          </table:table-cell>
          <table:table-cell office:value-type="float" office:value="313848" calcext:value-type="float">
            <text:p>313848</text:p>
          </table:table-cell>
          <table:table-cell office:value-type="float" office:value="321419" calcext:value-type="float">
            <text:p>321419</text:p>
          </table:table-cell>
          <table:table-cell office:value-type="float" office:value="288002" calcext:value-type="float">
            <text:p>2880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69202" calcext:value-type="float">
            <text:p>669202</text:p>
          </table:table-cell>
          <table:table-cell office:value-type="float" office:value="492683" calcext:value-type="float">
            <text:p>492683</text:p>
          </table:table-cell>
          <table:table-cell office:value-type="float" office:value="393072" calcext:value-type="float">
            <text:p>393072</text:p>
          </table:table-cell>
          <table:table-cell office:value-type="float" office:value="379389" calcext:value-type="float">
            <text:p>379389</text:p>
          </table:table-cell>
          <table:table-cell office:value-type="float" office:value="398553" calcext:value-type="float">
            <text:p>398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1:14:08.555926558</meta:creation-date>
    <dc:date>2016-11-03T13:17:44.836248070</dc:date>
    <meta:editing-duration>PT2M35S</meta:editing-duration>
    <meta:editing-cycles>2</meta:editing-cycles>
    <meta:generator>LibreOffice/5.1.4.2$Linux_X86_64 LibreOffice_project/1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081cm" svg:height="16.921cm" xlink:href=".." xlink:type="simple" chart:class="chart:bar" chart:style-name="ch1">
        <chart:title svg:x="8.385cm" svg:y="0.474cm" chart:style-name="ch2">
          <text:p>Matrix Multiplication Using Cilk Plus</text:p>
        </chart:title>
        <chart:legend chart:legend-position="end" svg:x="22.585cm" svg:y="6.418cm" style:legend-expansion="high" chart:style-name="ch3"/>
        <chart:plot-area chart:style-name="ch4" table:cell-range-address="Sheet1.A1:Sheet1.F9" chart:data-source-has-labels="both" svg:x="1.492cm" svg:y="1.591cm" svg:width="20.612cm" svg:height="14.01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06cm" svg:y="1.591cm" svg:width="18.789cm" svg:height="7.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0.378cm" svg:y="15.94cm" chart:style-name="ch6">
              <text:p>Matrix Size - n by n</text:p>
            </chart:title>
            <chart:categories table:cell-range-address="Sheet1.B1:Sheet1.F1"/>
          </chart:axis>
          <chart:axis chart:dimension="y" chart:name="primary-y" chart:style-name="ch7">
            <chart:title svg:x="0.451cm" svg:y="9.553cm" chart:style-name="ch8">
              <text:p>Millisecond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B2:Sheet1.F2" chart:label-cell-address="Sheet1.A2:Sheet1.A2" chart:class="chart:bar">
            <chart:data-point chart:repeated="5"/>
          </chart:series>
          <chart:series chart:style-name="ch11" chart:values-cell-range-address="Sheet1.B3:Sheet1.F3" chart:label-cell-address="Sheet1.A3:Sheet1.A3" chart:class="chart:bar">
            <chart:data-point chart:repeated="5"/>
          </chart:series>
          <chart:series chart:style-name="ch12" chart:values-cell-range-address="Sheet1.B4:Sheet1.F4" chart:label-cell-address="Sheet1.A4:Sheet1.A4" chart:class="chart:bar">
            <chart:data-point chart:repeated="5"/>
          </chart:series>
          <chart:series chart:style-name="ch13" chart:values-cell-range-address="Sheet1.B5:Sheet1.F5" chart:label-cell-address="Sheet1.A5:Sheet1.A5" chart:class="chart:bar">
            <chart:data-point chart:repeated="5"/>
          </chart:series>
          <chart:series chart:style-name="ch14" chart:values-cell-range-address="Sheet1.B6:Sheet1.F6" chart:label-cell-address="Sheet1.A6:Sheet1.A6" chart:class="chart:bar">
            <chart:data-point chart:repeated="5"/>
          </chart:series>
          <chart:series chart:style-name="ch15" chart:values-cell-range-address="Sheet1.B7:Sheet1.F7" chart:label-cell-address="Sheet1.A7:Sheet1.A7" chart:class="chart:bar">
            <chart:data-point chart:repeated="5"/>
          </chart:series>
          <chart:series chart:style-name="ch16" chart:values-cell-range-address="Sheet1.B8:Sheet1.F8" chart:label-cell-address="Sheet1.A8:Sheet1.A8" chart:class="chart:bar">
            <chart:data-point chart:repeated="5"/>
          </chart:series>
          <chart:series chart:style-name="ch17" chart:values-cell-range-address="Sheet1.B9:Sheet1.F9" chart:label-cell-address="Sheet1.A9:Sheet1.A9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B1:Sheet1.F1</svg:desc>
                </draw:g>
              </table:table-cell>
              <table:table-cell office:value-type="string">
                <text:p>Serial j-k loops reversed</text:p>
              </table:table-cell>
              <table:table-cell office:value-type="string">
                <text:p>Cilk Plus cilk_for</text:p>
              </table:table-cell>
              <table:table-cell office:value-type="string">
                <text:p>Cilk Plus cilk_for array notation reducer</text:p>
              </table:table-cell>
              <table:table-cell office:value-type="string">
                <text:p>Cilk Plus cilk_for array notation reducer and vectorization</text:p>
              </table:table-cell>
            </table:table-row>
          </table:table-header-rows>
          <table:table-rows>
            <table:table-row>
              <table:table-cell office:value-type="string">
                <text:p>500</text:p>
                <draw:g>
                  <svg:desc>Sheet1.A2:Sheet1.A2</svg:desc>
                </draw:g>
              </table:table-cell>
              <table:table-cell office:value-type="float" office:value="837">
                <text:p>837</text:p>
                <draw:g>
                  <svg:desc>Sheet1.B2:Sheet1.F2</svg:desc>
                </draw:g>
              </table:table-cell>
              <table:table-cell office:value-type="float" office:value="744">
                <text:p>744</text:p>
              </table:table-cell>
              <table:table-cell office:value-type="float" office:value="685">
                <text:p>685</text:p>
              </table:table-cell>
              <table:table-cell office:value-type="float" office:value="769">
                <text:p>769</text:p>
              </table:table-cell>
              <table:table-cell office:value-type="float" office:value="8025">
                <text:p>8025</text:p>
              </table:table-cell>
            </table:table-row>
            <table:table-row>
              <table:table-cell office:value-type="string">
                <text:p>1000</text:p>
                <draw:g>
                  <svg:desc>Sheet1.A3:Sheet1.A3</svg:desc>
                </draw:g>
              </table:table-cell>
              <table:table-cell office:value-type="float" office:value="8025">
                <text:p>8025</text:p>
                <draw:g>
                  <svg:desc>Sheet1.B3:Sheet1.F3</svg:desc>
                </draw:g>
              </table:table-cell>
              <table:table-cell office:value-type="float" office:value="6883">
                <text:p>6883</text:p>
              </table:table-cell>
              <table:table-cell office:value-type="float" office:value="5729">
                <text:p>5729</text:p>
              </table:table-cell>
              <table:table-cell office:value-type="float" office:value="5849">
                <text:p>5849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1500</text:p>
                <draw:g>
                  <svg:desc>Sheet1.A4:Sheet1.A4</svg:desc>
                </draw:g>
              </table:table-cell>
              <table:table-cell office:value-type="float" office:value="30423">
                <text:p>30423</text:p>
                <draw:g>
                  <svg:desc>Sheet1.B4:Sheet1.F4</svg:desc>
                </draw:g>
              </table:table-cell>
              <table:table-cell office:value-type="float" office:value="23239">
                <text:p>23239</text:p>
              </table:table-cell>
              <table:table-cell office:value-type="float" office:value="19739">
                <text:p>19739</text:p>
              </table:table-cell>
              <table:table-cell office:value-type="float" office:value="19515">
                <text:p>19515</text:p>
              </table:table-cell>
              <table:table-cell office:value-type="float" office:value="19550">
                <text:p>19550</text:p>
              </table:table-cell>
            </table:table-row>
            <table:table-row>
              <table:table-cell office:value-type="string">
                <text:p>2000</text:p>
                <draw:g>
                  <svg:desc>Sheet1.A5:Sheet1.A5</svg:desc>
                </draw:g>
              </table:table-cell>
              <table:table-cell office:value-type="float" office:value="62371">
                <text:p>62371</text:p>
                <draw:g>
                  <svg:desc>Sheet1.B5:Sheet1.F5</svg:desc>
                </draw:g>
              </table:table-cell>
              <table:table-cell office:value-type="float" office:value="54858">
                <text:p>54858</text:p>
              </table:table-cell>
              <table:table-cell office:value-type="float" office:value="46285">
                <text:p>46285</text:p>
              </table:table-cell>
              <table:table-cell office:value-type="float" office:value="46101">
                <text:p>46101</text:p>
              </table:table-cell>
              <table:table-cell office:value-type="float" office:value="46048">
                <text:p>46048</text:p>
              </table:table-cell>
            </table:table-row>
            <table:table-row>
              <table:table-cell office:value-type="string">
                <text:p>2500</text:p>
                <draw:g>
                  <svg:desc>Sheet1.A6:Sheet1.A6</svg:desc>
                </draw:g>
              </table:table-cell>
              <table:table-cell office:value-type="float" office:value="146772">
                <text:p>146772</text:p>
                <draw:g>
                  <svg:desc>Sheet1.B6:Sheet1.F6</svg:desc>
                </draw:g>
              </table:table-cell>
              <table:table-cell office:value-type="float" office:value="107839">
                <text:p>107839</text:p>
              </table:table-cell>
              <table:table-cell office:value-type="float" office:value="90747">
                <text:p>90747</text:p>
              </table:table-cell>
              <table:table-cell office:value-type="float" office:value="89828">
                <text:p>89828</text:p>
              </table:table-cell>
              <table:table-cell office:value-type="float" office:value="89627">
                <text:p>89627</text:p>
              </table:table-cell>
            </table:table-row>
            <table:table-row>
              <table:table-cell office:value-type="string">
                <text:p>3000</text:p>
                <draw:g>
                  <svg:desc>Sheet1.A7:Sheet1.A7</svg:desc>
                </draw:g>
              </table:table-cell>
              <table:table-cell office:value-type="float" office:value="238580">
                <text:p>238580</text:p>
                <draw:g>
                  <svg:desc>Sheet1.B7:Sheet1.F7</svg:desc>
                </draw:g>
              </table:table-cell>
              <table:table-cell office:value-type="float" office:value="185146">
                <text:p>185146</text:p>
              </table:table-cell>
              <table:table-cell office:value-type="float" office:value="156906">
                <text:p>156906</text:p>
              </table:table-cell>
              <table:table-cell office:value-type="float" office:value="155315">
                <text:p>155315</text:p>
              </table:table-cell>
              <table:table-cell office:value-type="float" office:value="156203">
                <text:p>156203</text:p>
              </table:table-cell>
            </table:table-row>
            <table:table-row>
              <table:table-cell office:value-type="string">
                <text:p>3500</text:p>
                <draw:g>
                  <svg:desc>Sheet1.A8:Sheet1.A8</svg:desc>
                </draw:g>
              </table:table-cell>
              <table:table-cell office:value-type="float" office:value="429851">
                <text:p>429851</text:p>
                <draw:g>
                  <svg:desc>Sheet1.B8:Sheet1.F8</svg:desc>
                </draw:g>
              </table:table-cell>
              <table:table-cell office:value-type="float" office:value="324462">
                <text:p>324462</text:p>
              </table:table-cell>
              <table:table-cell office:value-type="float" office:value="313848">
                <text:p>313848</text:p>
              </table:table-cell>
              <table:table-cell office:value-type="float" office:value="321419">
                <text:p>321419</text:p>
              </table:table-cell>
              <table:table-cell office:value-type="float" office:value="288002">
                <text:p>288002</text:p>
              </table:table-cell>
            </table:table-row>
            <table:table-row>
              <table:table-cell office:value-type="string">
                <text:p>4000</text:p>
                <draw:g>
                  <svg:desc>Sheet1.A9:Sheet1.A9</svg:desc>
                </draw:g>
              </table:table-cell>
              <table:table-cell office:value-type="float" office:value="669202">
                <text:p>669202</text:p>
                <draw:g>
                  <svg:desc>Sheet1.B9:Sheet1.F9</svg:desc>
                </draw:g>
              </table:table-cell>
              <table:table-cell office:value-type="float" office:value="492683">
                <text:p>492683</text:p>
              </table:table-cell>
              <table:table-cell office:value-type="float" office:value="393072">
                <text:p>393072</text:p>
              </table:table-cell>
              <table:table-cell office:value-type="float" office:value="379389">
                <text:p>379389</text:p>
              </table:table-cell>
              <table:table-cell office:value-type="float" office:value="398553">
                <text:p>398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